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opacity="80%" draw:textarea-horizontal-align="justify" draw:textarea-vertical-align="middle" draw:auto-grow-height="false" draw:shadow-opacity="80%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fill-color="#6ea19b" draw:textarea-horizontal-align="justify" draw:textarea-vertical-align="middle" draw:auto-grow-height="false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cm" svg:height="17cm" svg:x="1.423cm" svg:y="0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5cm" svg:height="12.5cm" svg:x="2.423cm" svg:y="4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1.8cm" svg:x="14.823cm" svg:y="5.457cm">
          <text:p text:style-name="P2"><text:span text:style-name="T1">Playa</text:span> high-level solver interfa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cm" svg:height="1.5cm" svg:x="13.423cm" svg:y="15.057cm">
          <text:p text:style-name="P2"><text:span text:style-name="T1">Epetra</text:span></text:p>
          <text:p text:style-name="P2"><text:span text:style-name="T2">(Distributed linear algebra infrastructur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1.8cm" svg:x="21.923cm" svg:y="10.757cm">
          <text:p text:style-name="P2"><text:span text:style-name="T1">Aztec</text:span>, <text:span text:style-name="T1">Belos</text:span></text:p>
          <text:p text:style-name="P2"><text:span text:style-name="T2">(Krylov method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89cm" svg:height="1.8cm" svg:x="13.323cm" svg:y="12.857cm">
          <text:p text:style-name="P2"><text:span text:style-name="T1">Amesos</text:span></text:p>
          <text:p text:style-name="P2"><text:span text:style-name="T2">(Sparse direct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74cm" svg:height="1.8cm" svg:x="13.323cm" svg:y="10.657cm">
          <text:p text:style-name="P2"><text:span text:style-name="T1">Anasazi</text:span></text:p>
          <text:p text:style-name="P2"><text:span text:style-name="T2">(Eigensolver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34cm" svg:height="1.793cm" svg:x="21.923cm" svg:y="12.857cm">
          <text:p text:style-name="P2"><text:span text:style-name="T1">Ifpack</text:span></text:p>
          <text:p text:style-name="P2"><text:span text:style-name="T2">(Incomplete</text:span></text:p>
          <text:p text:style-name="P2"><text:span text:style-name="T2"><text:s/></text:span><text:span text:style-name="T2">factorization)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37cm" svg:height="1.8cm" svg:x="17.686cm" svg:y="12.857cm">
          <text:p text:style-name="P2"><text:span text:style-name="T1">ML</text:span></text:p>
          <text:p text:style-name="P2"><text:span text:style-name="T2">(Algebraic </text:span></text:p>
          <text:p text:style-name="P2"><text:span text:style-name="T2">multilevel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9cm" svg:x="17.623cm" svg:y="10.657cm">
          <text:p text:style-name="P2"><text:span text:style-name="T1">NOX</text:span></text:p>
          <text:p text:style-name="P2"><text:span text:style-name="T2">(Nonlinear </text:span></text:p>
          <text:p text:style-name="P2"><text:span text:style-name="T2">solvers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2.5cm" svg:x="2.723cm" svg:y="5.557cm">
          <text:p text:style-name="P2"><text:span text:style-name="T1">Teuchos</text:span></text:p>
          <text:p text:style-name="P2"><text:span text:style-name="T2">(Utilitie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cm" svg:height="1.8cm" svg:x="4.423cm" svg:y="2.457cm">
          <text:p text:style-name="P2"><text:span text:style-name="T1">Sundance</text:span> high-level simulation development too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cm" svg:x="4.223cm" svg:y="4.3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5cm" svg:height="1cm" svg:x="18.223cm" svg:y="4.3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6.467cm" svg:height="1.038cm" svg:x="10.989cm" svg:y="1.095cm">
          <draw:text-box>
            <text:p text:style-name="P3"><text:span text:style-name="T3">Trilinos packages</text:span></text:p>
          </draw:text-box>
        </draw:frame>
        <draw:custom-shape draw:style-name="gr3" draw:text-style-name="P1" draw:layer="layout" svg:width="3.5cm" svg:height="2.5cm" svg:x="6.923cm" svg:y="5.557cm">
          <text:p text:style-name="P2"><text:span text:style-name="T1">Intrepid</text:span></text:p>
          <text:p text:style-name="P2"><text:span text:style-name="T2">(FE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cm" svg:x="7.923cm" svg:y="4.3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3.5cm" svg:height="2.5cm" svg:x="10.823cm" svg:y="5.557cm">
          <text:p text:style-name="P2"><text:span text:style-name="T1">SEACAS</text:span></text:p>
          <text:p text:style-name="P2"><text:span text:style-name="T2">(Mesh I/O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cm" svg:x="11.823cm" svg:y="4.3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4cm" svg:height="2.5cm" svg:x="18.023cm" svg:y="7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cs" fo:country="CZ" style:font-family-asian="'Luxi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3cm" fo:margin-left="0.423cm" fo:margin-right="0.454cm" fo:page-width="29.693cm" fo:page-height="20.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06-01-05T16:33:29</meta:creation-date>
    <dc:date>2011-11-03T19:35:58</dc:date>
    <meta:editing-cycles>6</meta:editing-cycles>
    <meta:editing-duration>PT19H55M44S</meta:editing-duration>
    <dc:creator>Kevin Long</dc:cre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